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'Comic Sans MS'" style:font-family-asian="'Comic Sans MS'" style:font-family-complex="'Comic Sans MS'" fo:background-color="transparent" style:use-window-font-color="true"/>
    </style:style>
    <style:style style:name="T2" style:family="text">
      <style:text-properties fo:font-size="26.00pt" fo:font-weight="normal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3" style:family="text">
      <style:text-properties fo:font-size="26.00pt" fo:font-weight="normal" fo:font-family="'Comic Sans MS'" style:font-family-asian="'Comic Sans MS'" style:font-family-complex="'Comic Sans MS'" fo:background-color="transparent" style:use-window-font-color="true"/>
    </style:style>
    <style:style style:name="T4" style:family="text">
      <style:text-properties fo:font-size="2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8.00pt" fo:font-weight="bold" fo:font-family="Caveat" style:font-family-asian="Caveat" style:font-family-complex="Caveat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Caveat" style:font-family-asian="Caveat" style:font-family-complex="Caveat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8.00pt" fo:font-weight="bold" fo:font-family="Caveat" style:font-family-asian="Caveat" style:font-family-complex="Caveat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8.00pt" fo:font-weight="bold" fo:font-family="Caveat" style:font-family-asian="Caveat" style:font-family-complex="Caveat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3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left" fo:margin-bottom="16.00pt"/>
    </style:style>
    <style:style style:name="P4" style:family="paragraph">
      <style:paragraph-properties fo:line-height="115.00%" fo:text-align="left"/>
    </style:style>
  </office:automatic-styles>
  <office:body>
    <office:text>
      <text:p text:style-name="P1"><text:span text:style-name="T1"><text:s text:c="19"/></text:span><text:span text:style-name="T2">ASSIGNMENT<text:s/></text:span><text:span text:style-name="T3">2</text:span></text:p>
      <text:p text:style-name="P2"><text:span text:style-name="T4"><text:s text:c="67"/>Sorting Algorithms Set 2</text:span></text:p>
      <text:p text:style-name="P2"><text:span text:style-name="T5"/></text:p>
      <text:p text:style-name="P3"><text:span text:style-name="T6">1.MERGE SORT</text:span></text:p>
      <text:p text:style-name="P4"><text:span text:style-name="T7"/></text:p>
      <text:p text:style-name="P4"><text:span text:style-name="T8">#include &lt;iostream&gt;</text:span></text:p>
      <text:p text:style-name="P4"><text:span text:style-name="T8">using namespace std;</text:span></text:p>
      <text:p text:style-name="P4"><text:span text:style-name="T8">void Merge(int *a, int low, int high, int mid)</text:span></text:p>
      <text:p text:style-name="P4"><text:span text:style-name="T8">{</text:span></text:p>
      <text:p text:style-name="P4"><text:span text:style-name="T8">int i, j, k, temp[high-low+1];</text:span></text:p>
      <text:p text:style-name="P4"><text:span text:style-name="T8">i = low;</text:span></text:p>
      <text:p text:style-name="P4"><text:span text:style-name="T8">k = 0;</text:span></text:p>
      <text:p text:style-name="P4"><text:span text:style-name="T8">j = mid + 1;</text:span></text:p>
      <text:p text:style-name="P4"><text:span text:style-name="T8">while (i &lt;= mid &amp;&amp; j &lt;= high)</text:span></text:p>
      <text:p text:style-name="P4"><text:span text:style-name="T8">{</text:span></text:p>
      <text:p text:style-name="P4"><text:span text:style-name="T8">if (a[i] &lt; a[j])</text:span></text:p>
      <text:p text:style-name="P4"><text:span text:style-name="T8">{</text:span></text:p>
      <text:p text:style-name="P4"><text:span text:style-name="T8">temp[k] = a[i];</text:span></text:p>
      <text:p text:style-name="P4"><text:span text:style-name="T8">k++;</text:span></text:p>
      <text:p text:style-name="P4"><text:span text:style-name="T8">i++;</text:span></text:p>
      <text:p text:style-name="P4"><text:span text:style-name="T8">}</text:span></text:p>
      <text:p text:style-name="P4"><text:span text:style-name="T8">else</text:span></text:p>
      <text:p text:style-name="P4"><text:span text:style-name="T8">{</text:span></text:p>
      <text:p text:style-name="P4"><text:span text:style-name="T8">temp[k] = a[j];</text:span></text:p>
      <text:p text:style-name="P4"><text:span text:style-name="T8">k++;</text:span></text:p>
      <text:p text:style-name="P4"><text:span text:style-name="T8">j++;</text:span></text:p>
      <text:p text:style-name="P4"><text:span text:style-name="T8">}</text:span></text:p>
      <text:p text:style-name="P4"><text:span text:style-name="T8">}</text:span></text:p>
      <text:p text:style-name="P4"><text:span text:style-name="T8">while (i &lt;= mid)</text:span></text:p>
      <text:p text:style-name="P4"><text:span text:style-name="T8">{</text:span></text:p>
      <text:p text:style-name="P4"><text:span text:style-name="T8">temp[k] = a[i];</text:span></text:p>
      <text:p text:style-name="P4"><text:span text:style-name="T8">k++;</text:span></text:p>
      <text:p text:style-name="P4"><text:span text:style-name="T8">i++;</text:span></text:p>
      <text:p text:style-name="P4"><text:span text:style-name="T8">}</text:span></text:p>
      <text:p text:style-name="P4"><text:span text:style-name="T8">while (j &lt;= high)</text:span></text:p>
      <text:p text:style-name="P4"><text:span text:style-name="T8">{</text:span></text:p>
      <text:p text:style-name="P4"><text:span text:style-name="T8">temp[k] = a[j];</text:span></text:p>
      <text:p text:style-name="P4"><text:span text:style-name="T8">k++;</text:span></text:p>
      <text:p text:style-name="P4"><text:span text:style-name="T8">j++;</text:span></text:p>
      <text:p text:style-name="P4"><text:span text:style-name="T8">}</text:span></text:p>
      <text:p text:style-name="P4"><text:span text:style-name="T8">for (i = low; i &lt;= high; i++)</text:span></text:p>
      <text:p text:style-name="P4"><text:span text:style-name="T8">{</text:span></text:p>
      <text:p text:style-name="P4"><text:span text:style-name="T8">a[i] = temp[i-low];</text:span></text:p>
      <text:p text:style-name="P4"><text:span text:style-name="T8">}</text:span></text:p>
      <text:p text:style-name="P4"><text:span text:style-name="T8">}</text:span></text:p>
      <text:p text:style-name="P4"><text:span text:style-name="T8">void MergeSort(int *a, int low, int high)</text:span></text:p>
      <text:p text:style-name="P4"><text:span text:style-name="T8">{</text:span></text:p>
      <text:p text:style-name="P4"><text:span text:style-name="T8">int mid;</text:span></text:p>
      <text:p text:style-name="P4"><text:span text:style-name="T8">if (low &lt; high)</text:span></text:p>
      <text:p text:style-name="P4"><text:span text:style-name="T8">{</text:span></text:p>
      <text:p text:style-name="P4"><text:span text:style-name="T8">mid=(low+high)/2;</text:span></text:p>
      <text:p text:style-name="P4"><text:span text:style-name="T8">MergeSort(a, low, mid);</text:span></text:p>
      <text:p text:style-name="P4"><text:span text:style-name="T8">MergeSort(a, mid+1, high);</text:span></text:p>
      <text:p text:style-name="P4"><text:span text:style-name="T8">Merge(a, low, high, mid);</text:span></text:p>
      <text:p text:style-name="P4"><text:span text:style-name="T8">}</text:span></text:p>
      <text:p text:style-name="P4"><text:span text:style-name="T8">}</text:span></text:p>
      <text:p text:style-name="P4"><text:span text:style-name="T8">int main()</text:span></text:p>
      <text:p text:style-name="P4"><text:span text:style-name="T8">{</text:span></text:p>
      <text:p text:style-name="P4"><text:span text:style-name="T8">int n, i;</text:span></text:p>
      <text:p text:style-name="P4"><text:span text:style-name="T8">cout&lt;&lt;"\nEnter the number of data element to be sorted: ";</text:span></text:p>
      <text:p text:style-name="P4"><text:span text:style-name="T8">cin&gt;&gt;n;</text:span></text:p>
      <text:p text:style-name="P4"><text:span text:style-name="T8">int arr[n];</text:span></text:p>
      <text:p text:style-name="P4"><text:span text:style-name="T8">for(i = 0; i &lt; n; i++)</text:span></text:p>
      <text:p text:style-name="P4"><text:span text:style-name="T8">{</text:span></text:p>
      <text:p text:style-name="P4"><text:span text:style-name="T8">cout&lt;&lt;"Enter element "&lt;&lt;i+1&lt;&lt;": ";</text:span></text:p>
      <text:p text:style-name="P4"><text:span text:style-name="T8">cin&gt;&gt;arr[i];</text:span></text:p>
      <text:p text:style-name="P4"><text:span text:style-name="T8">}</text:span></text:p>
      <text:p text:style-name="P4"><text:span text:style-name="T8">MergeSort(arr, 0, n-1);</text:span></text:p>
      <text:p text:style-name="P4"><text:span text:style-name="T8">cout&lt;&lt;"\nSorted Data ";</text:span></text:p>
      <text:p text:style-name="P4"><text:span text:style-name="T8">for (i = 0; i &lt; n; i++)</text:span></text:p>
      <text:p text:style-name="P4"><text:span text:style-name="T8">cout&lt;&lt;"-&gt;"&lt;&lt;arr[i];</text:span></text:p>
      <text:p text:style-name="P4"><text:span text:style-name="T8">return 0;</text:span></text:p>
      <text:p text:style-name="P4"><text:span text:style-name="T8">}</text:span></text:p>
      <text:p text:style-name="P4"><text:span text:style-name="T9"/></text:p>
      <text:p text:style-name="P4"><text:span text:style-name="T10">OUTPUT</text:span></text:p>
      <text:p text:style-name="P4"><draw:frame text:anchor-type="as-char" svg:width="175.15mm" svg:height="160.07mm" style:rel-width="scale" style:rel-height="scale"><draw:object-ole xlink:href="OleObj1"/><draw:image xlink:href="ObjectReplacements/OleObj1"/></draw:frame><text:span text:style-name="T11"/></text:p>
      <text:p text:style-name="P4"><text:span text:style-name="T11"/></text:p>
      <text:p text:style-name="P4"><text:span text:style-name="T12"><text:s/></text:span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4">2.QUICK SORT</text:span></text:p>
      <text:p text:style-name="P4"><text:span text:style-name="T15"/></text:p>
      <text:p text:style-name="P4"><text:span text:style-name="T16">#include&lt;bits/stdc++.h&gt;</text:span></text:p>
      <text:p text:style-name="P4"><text:span text:style-name="T16">using namespace std;</text:span></text:p>
      <text:p text:style-name="P4"><text:span text:style-name="T16">int partition(int *a,int start,int end)</text:span></text:p>
      <text:p text:style-name="P4"><text:span text:style-name="T16">{</text:span></text:p>
      <text:p text:style-name="P4"><text:span text:style-name="T16">int pivot=a[end];</text:span></text:p>
      <text:p text:style-name="P4"><text:span text:style-name="T16">int P_index=start;</text:span></text:p>
      <text:p text:style-name="P4"><text:span text:style-name="T16">int i,t;</text:span></text:p>
      <text:p text:style-name="P4"><text:span text:style-name="T16">for(i=start;i&lt;end;i++)</text:span></text:p>
      <text:p text:style-name="P4"><text:span text:style-name="T16">{</text:span></text:p>
      <text:p text:style-name="P4"><text:span text:style-name="T16">if(a[i]&lt;=pivot)</text:span></text:p>
      <text:p text:style-name="P4"><text:span text:style-name="T16">{</text:span></text:p>
      <text:p text:style-name="P4"><text:span text:style-name="T16">t=a[i];</text:span></text:p>
      <text:p text:style-name="P4"><text:span text:style-name="T16">a[i]=a[P_index];</text:span></text:p>
      <text:p text:style-name="P4"><text:span text:style-name="T16">a[P_index]=t;</text:span></text:p>
      <text:p text:style-name="P4"><text:span text:style-name="T16">P_index++;</text:span></text:p>
      <text:p text:style-name="P4"><text:span text:style-name="T16">}</text:span></text:p>
      <text:p text:style-name="P4"><text:span text:style-name="T16">}</text:span></text:p>
      <text:p text:style-name="P4"><text:span text:style-name="T16">t=a[end];</text:span></text:p>
      <text:p text:style-name="P4"><text:span text:style-name="T16">a[end]=a[P_index];</text:span></text:p>
      <text:p text:style-name="P4"><text:span text:style-name="T16">a[P_index]=t;</text:span></text:p>
      <text:p text:style-name="P4"><text:span text:style-name="T17"/></text:p>
      <text:p text:style-name="P4"><text:span text:style-name="T18">return P_index;</text:span></text:p>
      <text:p text:style-name="P4"><text:span text:style-name="T18">}</text:span></text:p>
      <text:p text:style-name="P4"><text:span text:style-name="T18">void Quicksort(int *a,int start,int end)</text:span></text:p>
      <text:p text:style-name="P4"><text:span text:style-name="T18">{</text:span></text:p>
      <text:p text:style-name="P4"><text:span text:style-name="T18">if(start&lt;end)</text:span></text:p>
      <text:p text:style-name="P4"><text:span text:style-name="T18">{</text:span></text:p>
      <text:p text:style-name="P4"><text:span text:style-name="T18">int P_index=partition(a,start,end);</text:span></text:p>
      <text:p text:style-name="P4"><text:span text:style-name="T18">Quicksort(a,start,P_index-1);</text:span></text:p>
      <text:p text:style-name="P4"><text:span text:style-name="T18">Quicksort(a,P_index+1,end);</text:span></text:p>
      <text:p text:style-name="P4"><text:span text:style-name="T18">}</text:span></text:p>
      <text:p text:style-name="P4"><text:span text:style-name="T18">}</text:span></text:p>
      <text:p text:style-name="P4"><text:span text:style-name="T18">int main()</text:span></text:p>
      <text:p text:style-name="P4"><text:span text:style-name="T18">{</text:span></text:p>
      <text:p text:style-name="P4"><text:span text:style-name="T18">int n;</text:span></text:p>
      <text:p text:style-name="P4"><text:span text:style-name="T18">cout&lt;&lt;"Enter number of elements: ";</text:span></text:p>
      <text:p text:style-name="P4"><text:span text:style-name="T18">cin&gt;&gt;n;</text:span></text:p>
      <text:p text:style-name="P4"><text:span text:style-name="T18">int a[n];</text:span></text:p>
      <text:p text:style-name="P4"><text:span text:style-name="T18">cout&lt;&lt;"Enter the array elements:\n";</text:span></text:p>
      <text:p text:style-name="P4"><text:span text:style-name="T18">for(int i=0;i&lt;n;i++)</text:span></text:p>
      <text:p text:style-name="P4"><text:span text:style-name="T18">{</text:span></text:p>
      <text:p text:style-name="P4"><text:span text:style-name="T18">cin&gt;&gt;a[i];</text:span></text:p>
      <text:p text:style-name="P4"><text:span text:style-name="T18">}</text:span></text:p>
      <text:p text:style-name="P4"><text:span text:style-name="T18">Quicksort(a,0,n-1);</text:span></text:p>
      <text:p text:style-name="P4"><text:span text:style-name="T18">cout&lt;&lt;"After Quick Sort the array is:\n";</text:span></text:p>
      <text:p text:style-name="P4"><text:span text:style-name="T18">for(int i=0;i&lt;n;i++)</text:span></text:p>
      <text:p text:style-name="P4"><text:span text:style-name="T18">{</text:span></text:p>
      <text:p text:style-name="P4"><text:span text:style-name="T18">cout&lt;&lt;a[i]&lt;&lt;" ";</text:span></text:p>
      <text:p text:style-name="P4"><text:span text:style-name="T18">}</text:span></text:p>
      <text:p text:style-name="P4"><text:span text:style-name="T18">return 0;</text:span></text:p>
      <text:p text:style-name="P4"><text:span text:style-name="T18">}</text:span></text:p>
      <text:p text:style-name="P4"><text:span text:style-name="T19">OUTPUT</text:span></text:p>
      <text:p text:style-name="P4"><draw:frame text:anchor-type="as-char" svg:width="173.04mm" svg:height="182.56mm" style:rel-width="scale" style:rel-height="scale"><draw:object-ole xlink:href="OleObj2"/><draw:image xlink:href="ObjectReplacements/OleObj2"/></draw:frame><text:span text:style-name="T20"/></text:p>
      <text:p text:style-name="P4"><text:span text:style-name="T20"/></text:p>
      <text:p text:style-name="P4"><text:span text:style-name="T21"><text:s/></text:span></text:p>
      <text:p text:style-name="P4"><text:span text:style-name="T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